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esultLQEn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usto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7: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.56175298804781" calcext:value-type="float">
            <text:p>1.5617529880478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5.0396972111554" calcext:value-type="float">
            <text:p>25.0396972111554</text:p>
          </table:table-cell>
          <table:table-cell table:style-name="ce1" office:value-type="float" office:value="51.2510954623566" calcext:value-type="float">
            <text:p>51.25109546235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8516624041" calcext:value-type="float">
            <text:p>52.7378516624041</text:p>
          </table:table-cell>
          <table:table-cell table:style-name="ce1" office:value-type="float" office:value="0.239910444695971" calcext:value-type="float">
            <text:p>0.239910444695971</text:p>
          </table:table-cell>
          <table:table-cell table:style-name="ce1" office:value-type="float" office:value="391" calcext:value-type="float">
            <text:p>391</text:p>
          </table:table-cell>
          <table:table-cell table:style-name="ce1" table:formula="of:=[.R2]*[.P2]" office:value-type="float" office:value="20620.5" calcext:value-type="float">
            <text:p>20620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9: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.60223048327138" calcext:value-type="float">
            <text:p>1.60223048327138</text:p>
          </table:table-cell>
          <table:table-cell table:style-name="ce1" office:value-type="float" office:value="107.6" calcext:value-type="float">
            <text:p>107.6</text:p>
          </table:table-cell>
          <table:table-cell table:style-name="ce1" office:value-type="float" office:value="44.7958661710037" calcext:value-type="float">
            <text:p>44.7958661710037</text:p>
          </table:table-cell>
          <table:table-cell table:style-name="ce1" office:value-type="float" office:value="95.4316604832576" calcext:value-type="float">
            <text:p>95.43166048325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89534883721" calcext:value-type="float">
            <text:p>52.7389534883721</text:p>
          </table:table-cell>
          <table:table-cell table:style-name="ce1" office:value-type="float" office:value="0.228798830445902" calcext:value-type="float">
            <text:p>0.228798830445902</text:p>
          </table:table-cell>
          <table:table-cell table:style-name="ce1" office:value-type="float" office:value="430" calcext:value-type="float">
            <text:p>430</text:p>
          </table:table-cell>
          <table:table-cell table:style-name="ce1" table:formula="of:=[.R3]*[.P3]" office:value-type="float" office:value="22677.75" calcext:value-type="float">
            <text:p>22677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2: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25.48412" calcext:value-type="float">
            <text:p>25.48412</text:p>
          </table:table-cell>
          <table:table-cell table:style-name="ce1" office:value-type="float" office:value="54.0260680543162" calcext:value-type="float">
            <text:p>54.026068054316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7892030848" calcext:value-type="float">
            <text:p>52.7377892030848</text:p>
          </table:table-cell>
          <table:table-cell table:style-name="ce1" office:value-type="float" office:value="0.240524804928182" calcext:value-type="float">
            <text:p>0.240524804928182</text:p>
          </table:table-cell>
          <table:table-cell table:style-name="ce1" office:value-type="float" office:value="389" calcext:value-type="float">
            <text:p>389</text:p>
          </table:table-cell>
          <table:table-cell table:style-name="ce1" table:formula="of:=[.R4]*[.P4]" office:value-type="float" office:value="20515" calcext:value-type="float">
            <text:p>2051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5: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.48091603053435" calcext:value-type="float">
            <text:p>1.48091603053435</text:p>
          </table:table-cell>
          <table:table-cell table:style-name="ce1" office:value-type="float" office:value="104.8" calcext:value-type="float">
            <text:p>104.8</text:p>
          </table:table-cell>
          <table:table-cell table:style-name="ce1" office:value-type="float" office:value="57.917465648855" calcext:value-type="float">
            <text:p>57.917465648855</text:p>
          </table:table-cell>
          <table:table-cell table:style-name="ce1" office:value-type="float" office:value="113.278189798949" calcext:value-type="float">
            <text:p>113.2781897989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77260981912" calcext:value-type="float">
            <text:p>52.7377260981912</text:p>
          </table:table-cell>
          <table:table-cell table:style-name="ce1" office:value-type="float" office:value="0.241143909162391" calcext:value-type="float">
            <text:p>0.241143909162391</text:p>
          </table:table-cell>
          <table:table-cell table:style-name="ce1" office:value-type="float" office:value="387" calcext:value-type="float">
            <text:p>387</text:p>
          </table:table-cell>
          <table:table-cell table:style-name="ce1" table:formula="of:=[.R5]*[.P5]" office:value-type="float" office:value="20409.5" calcext:value-type="float">
            <text:p>20409.5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4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18" calcext:value-type="float">
            <text:p>418</text:p>
          </table:table-cell>
          <table:table-cell office:value-type="float" office:value="247" calcext:value-type="float">
            <text:p>247</text:p>
          </table:table-cell>
          <table:table-cell office:value-type="float" office:value="167" calcext:value-type="float">
            <text:p>167</text:p>
          </table:table-cell>
          <table:table-cell office:value-type="float" office:value="1.69230769230769" calcext:value-type="float">
            <text:p>1.69230769230769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6.1429028340081" calcext:value-type="float">
            <text:p>16.1429028340081</text:p>
          </table:table-cell>
          <table:table-cell office:value-type="float" office:value="39.4482923445039" calcext:value-type="float">
            <text:p>39.448292344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86091127098" calcext:value-type="float">
            <text:p>52.7386091127098</text:p>
          </table:table-cell>
          <table:table-cell office:value-type="float" office:value="0.232329426278808" calcext:value-type="float">
            <text:p>0.232329426278808</text:p>
          </table:table-cell>
          <table:table-cell office:value-type="float" office:value="417" calcext:value-type="float">
            <text:p>417</text:p>
          </table:table-cell>
          <table:table-cell table:formula="of:=[.R6]*[.P6]" office:value-type="float" office:value="21992" calcext:value-type="float">
            <text:p>21992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18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89" calcext:value-type="float">
            <text:p>489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1.98780487804878" calcext:value-type="float">
            <text:p>1.98780487804878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8.55518292682927" calcext:value-type="float">
            <text:p>8.55518292682927</text:p>
          </table:table-cell>
          <table:table-cell office:value-type="float" office:value="5.43293351592756" calcext:value-type="float">
            <text:p>5.43293351592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2663934426" calcext:value-type="float">
            <text:p>52.7402663934426</text:p>
          </table:table-cell>
          <table:table-cell office:value-type="float" office:value="0.214801974038711" calcext:value-type="float">
            <text:p>0.214801974038711</text:p>
          </table:table-cell>
          <table:table-cell office:value-type="float" office:value="488" calcext:value-type="float">
            <text:p>488</text:p>
          </table:table-cell>
          <table:table-cell table:formula="of:=[.R7]*[.P7]" office:value-type="float" office:value="25737.25" calcext:value-type="float">
            <text:p>25737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01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69" calcext:value-type="float">
            <text:p>469</text:p>
          </table:table-cell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1.89878542510121" calcext:value-type="float">
            <text:p>1.89878542510121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9.07346558704453" calcext:value-type="float">
            <text:p>9.07346558704453</text:p>
          </table:table-cell>
          <table:table-cell office:value-type="float" office:value="9.1925901504373" calcext:value-type="float">
            <text:p>9.1925901504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8504273504" calcext:value-type="float">
            <text:p>52.7398504273504</text:p>
          </table:table-cell>
          <table:table-cell office:value-type="float" office:value="0.219334120146641" calcext:value-type="float">
            <text:p>0.219334120146641</text:p>
          </table:table-cell>
          <table:table-cell office:value-type="float" office:value="468" calcext:value-type="float">
            <text:p>468</text:p>
          </table:table-cell>
          <table:table-cell table:formula="of:=[.R8]*[.P8]" office:value-type="float" office:value="24682.25" calcext:value-type="float">
            <text:p>24682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3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97" calcext:value-type="float">
            <text:p>497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.02857142857143" calcext:value-type="float">
            <text:p>2.02857142857143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12.9261918367347" calcext:value-type="float">
            <text:p>12.9261918367347</text:p>
          </table:table-cell>
          <table:table-cell office:value-type="float" office:value="31.6572874529952" calcext:value-type="float">
            <text:p>31.6572874529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4233870968" calcext:value-type="float">
            <text:p>52.7404233870968</text:p>
          </table:table-cell>
          <table:table-cell office:value-type="float" office:value="0.213066186373212" calcext:value-type="float">
            <text:p>0.213066186373212</text:p>
          </table:table-cell>
          <table:table-cell office:value-type="float" office:value="496" calcext:value-type="float">
            <text:p>496</text:p>
          </table:table-cell>
          <table:table-cell table:formula="of:=[.R9]*[.P9]" office:value-type="float" office:value="26159.25" calcext:value-type="float">
            <text:p>26159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1: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.31372549019608" calcext:value-type="float">
            <text:p>2.3137254901960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32.4113098039216" calcext:value-type="float">
            <text:p>32.4113098039216</text:p>
          </table:table-cell>
          <table:table-cell table:style-name="ce1" office:value-type="float" office:value="49.3074646552778" calcext:value-type="float">
            <text:p>49.30746465527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3955857385" calcext:value-type="float">
            <text:p>46.0033955857385</text:p>
          </table:table-cell>
          <table:table-cell table:style-name="ce1" office:value-type="float" office:value="0.0823385782885035" calcext:value-type="float">
            <text:p>0.082338578288504</text:p>
          </table:table-cell>
          <table:table-cell table:style-name="ce1" office:value-type="float" office:value="589" calcext:value-type="float">
            <text:p>589</text:p>
          </table:table-cell>
          <table:table-cell table:style-name="ce1" table:formula="of:=[.R10]*[.P10]" office:value-type="float" office:value="27096" calcext:value-type="float">
            <text:p>2709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4: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2.83760683760684" calcext:value-type="float">
            <text:p>2.83760683760684</text:p>
          </table:table-cell>
          <table:table-cell table:style-name="ce1" office:value-type="float" office:value="93.2270916334661" calcext:value-type="float">
            <text:p>93.2270916334661</text:p>
          </table:table-cell>
          <table:table-cell table:style-name="ce1" office:value-type="float" office:value="9.17603846153846" calcext:value-type="float">
            <text:p>9.17603846153846</text:p>
          </table:table-cell>
          <table:table-cell table:style-name="ce1" office:value-type="float" office:value="10.4753763950599" calcext:value-type="float">
            <text:p>10.47537639505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0165912519" calcext:value-type="float">
            <text:p>46.0030165912519</text:p>
          </table:table-cell>
          <table:table-cell table:style-name="ce1" office:value-type="float" office:value="0.0776149642851802" calcext:value-type="float">
            <text:p>0.07761496428518</text:p>
          </table:table-cell>
          <table:table-cell table:style-name="ce1" office:value-type="float" office:value="663" calcext:value-type="float">
            <text:p>663</text:p>
          </table:table-cell>
          <table:table-cell table:style-name="ce1" table:formula="of:=[.R11]*[.P11]" office:value-type="float" office:value="30500" calcext:value-type="float">
            <text:p>3050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7: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2.25101214574899" calcext:value-type="float">
            <text:p>2.25101214574899</text:p>
          </table:table-cell>
          <table:table-cell table:style-name="ce1" office:value-type="float" office:value="98.406374501992" calcext:value-type="float">
            <text:p>98.406374501992</text:p>
          </table:table-cell>
          <table:table-cell table:style-name="ce1" office:value-type="float" office:value="18.5788259109312" calcext:value-type="float">
            <text:p>18.5788259109312</text:p>
          </table:table-cell>
          <table:table-cell table:style-name="ce1" office:value-type="float" office:value="27.5423040455167" calcext:value-type="float">
            <text:p>27.5423040455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6036036036" calcext:value-type="float">
            <text:p>46.0036036036036</text:p>
          </table:table-cell>
          <table:table-cell table:style-name="ce1" office:value-type="float" office:value="0.0848187552860528" calcext:value-type="float">
            <text:p>0.084818755286053</text:p>
          </table:table-cell>
          <table:table-cell table:style-name="ce1" office:value-type="float" office:value="555" calcext:value-type="float">
            <text:p>555</text:p>
          </table:table-cell>
          <table:table-cell table:style-name="ce1" table:formula="of:=[.R12]*[.P12]" office:value-type="float" office:value="25532" calcext:value-type="float">
            <text:p>2553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10: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.05327868852459" calcext:value-type="float">
            <text:p>2.05327868852459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office:value-type="float" office:value="9.30157377049181" calcext:value-type="float">
            <text:p>9.30157377049181</text:p>
          </table:table-cell>
          <table:table-cell table:style-name="ce1" office:value-type="float" office:value="10.6529506152113" calcext:value-type="float">
            <text:p>10.65295061521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4" calcext:value-type="float">
            <text:p>46.004</text:p>
          </table:table-cell>
          <table:table-cell table:style-name="ce1" office:value-type="float" office:value="0.0893532316147547" calcext:value-type="float">
            <text:p>0.08935323161475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formula="of:=[.R13]*[.P13]" office:value-type="float" office:value="23002" calcext:value-type="float">
            <text:p>23002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7:28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535" calcext:value-type="float">
            <text:p>535</text:p>
          </table:table-cell>
          <table:table-cell office:value-type="float" office:value="243" calcext:value-type="float">
            <text:p>243</text:p>
          </table:table-cell>
          <table:table-cell office:value-type="float" office:value="285" calcext:value-type="float">
            <text:p>285</text:p>
          </table:table-cell>
          <table:table-cell office:value-type="float" office:value="2.20164609053498" calcext:value-type="float">
            <text:p>2.20164609053498</text:p>
          </table:table-cell>
          <table:table-cell office:value-type="float" office:value="97.2" calcext:value-type="float">
            <text:p>97.2</text:p>
          </table:table-cell>
          <table:table-cell office:value-type="float" office:value="10.9350329218107" calcext:value-type="float">
            <text:p>10.9350329218107</text:p>
          </table:table-cell>
          <table:table-cell office:value-type="float" office:value="15.4384348742083" calcext:value-type="float">
            <text:p>15.4384348742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8815543071161" calcext:value-type="float">
            <text:p>46.8815543071161</text:p>
          </table:table-cell>
          <table:table-cell office:value-type="float" office:value="1.72931640383674" calcext:value-type="float">
            <text:p>1.72931640383674</text:p>
          </table:table-cell>
          <table:table-cell office:value-type="float" office:value="534" calcext:value-type="float">
            <text:p>534</text:p>
          </table:table-cell>
          <table:table-cell table:formula="of:=[.R14]*[.P14]" office:value-type="float" office:value="25034.75" calcext:value-type="float">
            <text:p>25034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497" calcext:value-type="float">
            <text:p>497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.03688524590164" calcext:value-type="float">
            <text:p>2.03688524590164</text:p>
          </table:table-cell>
          <table:table-cell office:value-type="float" office:value="97.2111553784861" calcext:value-type="float">
            <text:p>97.2111553784861</text:p>
          </table:table-cell>
          <table:table-cell office:value-type="float" office:value="27.5679959016393" calcext:value-type="float">
            <text:p>27.5679959016393</text:p>
          </table:table-cell>
          <table:table-cell office:value-type="float" office:value="39.9036974399758" calcext:value-type="float">
            <text:p>39.9036974399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7.6033266129032" calcext:value-type="float">
            <text:p>47.6033266129032</text:p>
          </table:table-cell>
          <table:table-cell office:value-type="float" office:value="2.59463699799963" calcext:value-type="float">
            <text:p>2.59463699799963</text:p>
          </table:table-cell>
          <table:table-cell office:value-type="float" office:value="496" calcext:value-type="float">
            <text:p>496</text:p>
          </table:table-cell>
          <table:table-cell table:formula="of:=[.R15]*[.P15]" office:value-type="float" office:value="23611.25" calcext:value-type="float">
            <text:p>23611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89" calcext:value-type="float">
            <text:p>589</text:p>
          </table:table-cell>
          <table:table-cell office:value-type="float" office:value="238" calcext:value-type="float">
            <text:p>238</text:p>
          </table:table-cell>
          <table:table-cell office:value-type="float" office:value="338" calcext:value-type="float">
            <text:p>338</text:p>
          </table:table-cell>
          <table:table-cell office:value-type="float" office:value="2.47478991596639" calcext:value-type="float">
            <text:p>2.47478991596639</text:p>
          </table:table-cell>
          <table:table-cell office:value-type="float" office:value="94.8207171314741" calcext:value-type="float">
            <text:p>94.8207171314741</text:p>
          </table:table-cell>
          <table:table-cell office:value-type="float" office:value="15.2479705882353" calcext:value-type="float">
            <text:p>15.2479705882353</text:p>
          </table:table-cell>
          <table:table-cell office:value-type="float" office:value="27.5824756895207" calcext:value-type="float">
            <text:p>27.582475689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156037414966" calcext:value-type="float">
            <text:p>48.156037414966</text:p>
          </table:table-cell>
          <table:table-cell office:value-type="float" office:value="2.07004102426438" calcext:value-type="float">
            <text:p>2.07004102426438</text:p>
          </table:table-cell>
          <table:table-cell office:value-type="float" office:value="588" calcext:value-type="float">
            <text:p>588</text:p>
          </table:table-cell>
          <table:table-cell table:formula="of:=[.R16]*[.P16]" office:value-type="float" office:value="28315.75" calcext:value-type="float">
            <text:p>28315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0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0" calcext:value-type="float">
            <text:p>600</text:p>
          </table:table-cell>
          <table:table-cell office:value-type="float" office:value="237" calcext:value-type="float">
            <text:p>237</text:p>
          </table:table-cell>
          <table:table-cell office:value-type="float" office:value="349" calcext:value-type="float">
            <text:p>349</text:p>
          </table:table-cell>
          <table:table-cell office:value-type="float" office:value="2.53164556962025" calcext:value-type="float">
            <text:p>2.53164556962025</text:p>
          </table:table-cell>
          <table:table-cell office:value-type="float" office:value="94.4223107569721" calcext:value-type="float">
            <text:p>94.4223107569721</text:p>
          </table:table-cell>
          <table:table-cell office:value-type="float" office:value="8.58072995780591" calcext:value-type="float">
            <text:p>8.58072995780591</text:p>
          </table:table-cell>
          <table:table-cell office:value-type="float" office:value="8.57913018535118" calcext:value-type="float">
            <text:p>8.5791301853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3159432387312" calcext:value-type="float">
            <text:p>48.3159432387312</text:p>
          </table:table-cell>
          <table:table-cell office:value-type="float" office:value="1.96384058752373" calcext:value-type="float">
            <text:p>1.96384058752373</text:p>
          </table:table-cell>
          <table:table-cell office:value-type="float" office:value="599" calcext:value-type="float">
            <text:p>599</text:p>
          </table:table-cell>
          <table:table-cell table:formula="of:=[.R17]*[.P17]" office:value-type="float" office:value="28941.25" calcext:value-type="float">
            <text:p>28941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70" calcext:value-type="float">
            <text:p>570</text:p>
          </table:table-cell>
          <table:table-cell office:value-type="float" office:value="240" calcext:value-type="float">
            <text:p>240</text:p>
          </table:table-cell>
          <table:table-cell office:value-type="float" office:value="319" calcext:value-type="float">
            <text:p>319</text:p>
          </table:table-cell>
          <table:table-cell office:value-type="float" office:value="2.375" calcext:value-type="float">
            <text:p>2.375</text:p>
          </table:table-cell>
          <table:table-cell office:value-type="float" office:value="95.6175298804781" calcext:value-type="float">
            <text:p>95.6175298804781</text:p>
          </table:table-cell>
          <table:table-cell office:value-type="float" office:value="23.5179916666667" calcext:value-type="float">
            <text:p>23.5179916666667</text:p>
          </table:table-cell>
          <table:table-cell office:value-type="float" office:value="41.6191489346142" calcext:value-type="float">
            <text:p>41.6191489346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" calcext:value-type="float">
            <text:p>48</text:p>
          </table:table-cell>
          <table:table-cell office:value-type="float" office:value="2.63118048042364" calcext:value-type="float">
            <text:p>2.63118048042364</text:p>
          </table:table-cell>
          <table:table-cell office:value-type="float" office:value="569" calcext:value-type="float">
            <text:p>569</text:p>
          </table:table-cell>
          <table:table-cell table:formula="of:=[.R18]*[.P18]" office:value-type="float" office:value="27312" calcext:value-type="float">
            <text:p>2731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38: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.312" calcext:value-type="float">
            <text:p>1.312</text:p>
          </table:table-cell>
          <table:table-cell table:style-name="ce1" office:value-type="float" office:value="99.601593625498" calcext:value-type="float">
            <text:p>99.601593625498</text:p>
          </table:table-cell>
          <table:table-cell table:style-name="ce1" office:value-type="float" office:value="21.854964" calcext:value-type="float">
            <text:p>21.854964</text:p>
          </table:table-cell>
          <table:table-cell table:style-name="ce1" office:value-type="float" office:value="54.238891970492" calcext:value-type="float">
            <text:p>54.2388919704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746177370031" calcext:value-type="float">
            <text:p>88.8746177370031</text:p>
          </table:table-cell>
          <table:table-cell table:style-name="ce1" office:value-type="float" office:value="2.26383569876446" calcext:value-type="float">
            <text:p>2.26383569876446</text:p>
          </table:table-cell>
          <table:table-cell table:style-name="ce1" office:value-type="float" office:value="327" calcext:value-type="float">
            <text:p>327</text:p>
          </table:table-cell>
          <table:table-cell table:style-name="ce1" table:formula="of:=[.R19]*[.P19]" office:value-type="float" office:value="29062" calcext:value-type="float">
            <text:p>29062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1: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961" calcext:value-type="float">
            <text:p>961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4.00416666666667" calcext:value-type="float">
            <text:p>4.00416666666667</text:p>
          </table:table-cell>
          <table:table-cell table:style-name="ce1" office:value-type="float" office:value="95.6175298804781" calcext:value-type="float">
            <text:p>95.6175298804781</text:p>
          </table:table-cell>
          <table:table-cell table:style-name="ce1" office:value-type="float" office:value="50.3769416666667" calcext:value-type="float">
            <text:p>50.3769416666667</text:p>
          </table:table-cell>
          <table:table-cell table:style-name="ce1" office:value-type="float" office:value="34.5846109407291" calcext:value-type="float">
            <text:p>34.5846109407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572916666667" calcext:value-type="float">
            <text:p>88.9572916666667</text:p>
          </table:table-cell>
          <table:table-cell table:style-name="ce1" office:value-type="float" office:value="1.32257992761517" calcext:value-type="float">
            <text:p>1.32257992761517</text:p>
          </table:table-cell>
          <table:table-cell table:style-name="ce1" office:value-type="float" office:value="960" calcext:value-type="float">
            <text:p>960</text:p>
          </table:table-cell>
          <table:table-cell table:style-name="ce1" table:formula="of:=[.R20]*[.P20]" office:value-type="float" office:value="85399.0000000001" calcext:value-type="float">
            <text:p>85399.0000000001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5: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.52988047808765" calcext:value-type="float">
            <text:p>1.5298804780876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.86371314741036" calcext:value-type="float">
            <text:p>8.86371314741036</text:p>
          </table:table-cell>
          <table:table-cell table:style-name="ce1" office:value-type="float" office:value="10.9596517853607" calcext:value-type="float">
            <text:p>10.95965178536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929503916449" calcext:value-type="float">
            <text:p>88.8929503916449</text:p>
          </table:table-cell>
          <table:table-cell table:style-name="ce1" office:value-type="float" office:value="2.09226535695398" calcext:value-type="float">
            <text:p>2.09226535695398</text:p>
          </table:table-cell>
          <table:table-cell table:style-name="ce1" office:value-type="float" office:value="383" calcext:value-type="float">
            <text:p>383</text:p>
          </table:table-cell>
          <table:table-cell table:style-name="ce1" table:formula="of:=[.R21]*[.P21]" office:value-type="float" office:value="34046" calcext:value-type="float">
            <text:p>34046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7: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.36862745098039" calcext:value-type="float">
            <text:p>1.36862745098039</text:p>
          </table:table-cell>
          <table:table-cell table:style-name="ce1" office:value-type="float" office:value="101.593625498008" calcext:value-type="float">
            <text:p>101.593625498008</text:p>
          </table:table-cell>
          <table:table-cell table:style-name="ce1" office:value-type="float" office:value="10.9157647058824" calcext:value-type="float">
            <text:p>10.9157647058824</text:p>
          </table:table-cell>
          <table:table-cell table:style-name="ce1" office:value-type="float" office:value="17.1819023033052" calcext:value-type="float">
            <text:p>17.18190230330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82183908046" calcext:value-type="float">
            <text:p>88.882183908046</text:p>
          </table:table-cell>
          <table:table-cell table:style-name="ce1" office:value-type="float" office:value="2.19467062189104" calcext:value-type="float">
            <text:p>2.19467062189104</text:p>
          </table:table-cell>
          <table:table-cell table:style-name="ce1" office:value-type="float" office:value="348" calcext:value-type="float">
            <text:p>348</text:p>
          </table:table-cell>
          <table:table-cell table:style-name="ce1" table:formula="of:=[.R22]*[.P22]" office:value-type="float" office:value="30931" calcext:value-type="float">
            <text:p>30931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4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79" calcext:value-type="float">
            <text:p>479</text:p>
          </table:table-cell>
          <table:table-cell office:value-type="float" office:value="248" calcext:value-type="float">
            <text:p>248</text:p>
          </table:table-cell>
          <table:table-cell office:value-type="float" office:value="229" calcext:value-type="float">
            <text:p>229</text:p>
          </table:table-cell>
          <table:table-cell office:value-type="float" office:value="1.93145161290323" calcext:value-type="float">
            <text:p>1.93145161290323</text:p>
          </table:table-cell>
          <table:table-cell office:value-type="float" office:value="99.2" calcext:value-type="float">
            <text:p>99.2</text:p>
          </table:table-cell>
          <table:table-cell office:value-type="float" office:value="11.7894516129032" calcext:value-type="float">
            <text:p>11.7894516129032</text:p>
          </table:table-cell>
          <table:table-cell office:value-type="float" office:value="16.8327131679487" calcext:value-type="float">
            <text:p>16.8327131679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0627615063" calcext:value-type="float">
            <text:p>52.7400627615063</text:p>
          </table:table-cell>
          <table:table-cell office:value-type="float" office:value="0.217032564690894" calcext:value-type="float">
            <text:p>0.217032564690894</text:p>
          </table:table-cell>
          <table:table-cell office:value-type="float" office:value="478" calcext:value-type="float">
            <text:p>478</text:p>
          </table:table-cell>
          <table:table-cell table:formula="of:=[.R23]*[.P23]" office:value-type="float" office:value="25209.75" calcext:value-type="float">
            <text:p>2520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85" calcext:value-type="float">
            <text:p>485</text:p>
          </table:table-cell>
          <table:table-cell office:value-type="float" office:value="248" calcext:value-type="float">
            <text:p>248</text:p>
          </table:table-cell>
          <table:table-cell office:value-type="float" office:value="235" calcext:value-type="float">
            <text:p>235</text:p>
          </table:table-cell>
          <table:table-cell office:value-type="float" office:value="1.95564516129032" calcext:value-type="float">
            <text:p>1.95564516129032</text:p>
          </table:table-cell>
          <table:table-cell office:value-type="float" office:value="99.2" calcext:value-type="float">
            <text:p>99.2</text:p>
          </table:table-cell>
          <table:table-cell office:value-type="float" office:value="13.2658185483871" calcext:value-type="float">
            <text:p>13.2658185483871</text:p>
          </table:table-cell>
          <table:table-cell office:value-type="float" office:value="19.9876674986258" calcext:value-type="float">
            <text:p>19.987667498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1859504132" calcext:value-type="float">
            <text:p>52.7401859504132</text:p>
          </table:table-cell>
          <table:table-cell office:value-type="float" office:value="0.21568592899839" calcext:value-type="float">
            <text:p>0.21568592899839</text:p>
          </table:table-cell>
          <table:table-cell office:value-type="float" office:value="484" calcext:value-type="float">
            <text:p>484</text:p>
          </table:table-cell>
          <table:table-cell table:formula="of:=[.R24]*[.P24]" office:value-type="float" office:value="25526.25" calcext:value-type="float">
            <text:p>25526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349" calcext:value-type="float">
            <text:p>349</text:p>
          </table:table-cell>
          <table:table-cell office:value-type="float" office:value="250" calcext:value-type="float">
            <text:p>250</text:p>
          </table:table-cell>
          <table:table-cell office:value-type="float" office:value="99" calcext:value-type="float">
            <text:p>99</text:p>
          </table:table-cell>
          <table:table-cell office:value-type="float" office:value="1.396" calcext:value-type="float">
            <text:p>1.396</text:p>
          </table:table-cell>
          <table:table-cell office:value-type="float" office:value="100" calcext:value-type="float">
            <text:p>100</text:p>
          </table:table-cell>
          <table:table-cell office:value-type="float" office:value="22.597304" calcext:value-type="float">
            <text:p>22.597304</text:p>
          </table:table-cell>
          <table:table-cell office:value-type="float" office:value="22.9670508294727" calcext:value-type="float">
            <text:p>22.9670508294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63505747127" calcext:value-type="float">
            <text:p>52.7363505747127</text:p>
          </table:table-cell>
          <table:table-cell office:value-type="float" office:value="0.254260620828841" calcext:value-type="float">
            <text:p>0.254260620828841</text:p>
          </table:table-cell>
          <table:table-cell office:value-type="float" office:value="348" calcext:value-type="float">
            <text:p>348</text:p>
          </table:table-cell>
          <table:table-cell table:formula="of:=[.R25]*[.P25]" office:value-type="float" office:value="18352.25" calcext:value-type="float">
            <text:p>18352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5:00: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1.8207171314741" calcext:value-type="float">
            <text:p>1.820717131474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1.7535059760956" calcext:value-type="float">
            <text:p>31.7535059760956</text:p>
          </table:table-cell>
          <table:table-cell table:style-name="ce1" office:value-type="float" office:value="67.862615613982" calcext:value-type="float">
            <text:p>67.86261561398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95833333333" calcext:value-type="float">
            <text:p>52.7395833333333</text:p>
          </table:table-cell>
          <table:table-cell table:style-name="ce1" office:value-type="float" office:value="0.222195093830224" calcext:value-type="float">
            <text:p>0.22219509383022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[.R26]*[.P26]" office:value-type="float" office:value="24049.25" calcext:value-type="float">
            <text:p>24049.25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2:.I5])" office:value-type="float" office:value="103.000398406375" calcext:value-type="float">
            <text:p>103.000398406375</text:p>
          </table:table-cell>
          <table:table-cell table:formula="of:=STDEV([.I2:.I5])" office:value-type="float" office:value="3.87079514877522" calcext:value-type="float">
            <text:p>3.87079514877522</text:p>
          </table:table-cell>
          <table:table-cell table:style-name="ce2" table:formula="of:=CONFIDENCE(0.05;[.E31];4)" office:value-type="float" office:value="3.79330954156589" calcext:value-type="float">
            <text:p>3.79330954156589</text:p>
          </table:table-cell>
          <table:table-cell table:formula="of:=AVERAGE([.H2:.H5])" office:value-type="float" office:value="1.55122487546339" calcext:value-type="float">
            <text:p>1.55122487546339</text:p>
          </table:table-cell>
          <table:table-cell table:formula="of:=STDEV([.H2:.H5])" office:value-type="float" office:value="0.0507699046954049" calcext:value-type="float">
            <text:p>0.050769904695405</text:p>
          </table:table-cell>
          <table:table-cell table:style-name="ce2" table:formula="of:=CONFIDENCE(0.05;[.H31];4)" office:value-type="float" office:value="0.0497535923507623" calcext:value-type="float">
            <text:p>0.049753592350762</text:p>
          </table:table-cell>
          <table:table-cell table:formula="of:=AVERAGE([.P2:.P5])" office:value-type="float" office:value="52.738080113013" calcext:value-type="float">
            <text:p>52.738080113013</text:p>
          </table:table-cell>
          <table:table-cell table:style-name="ce3" table:formula="of:=AVERAGE([.S2:.S5])" office:value-type="float" office:value="21055.6875" calcext:value-type="float">
            <text:p>21055.7</text:p>
          </table:table-cell>
          <table:table-cell table:formula="of:=AVERAGE([.Q2:.Q5])" office:value-type="float" office:value="0.237594497308112" calcext:value-type="float">
            <text:p>0.237594497308112</text:p>
          </table:table-cell>
          <table:table-cell table:style-name="ce2" table:formula="of:=CONFIDENCE(0.05;[.L31];5)" office:value-type="float" office:value="0.208256932407522" calcext:value-type="float">
            <text:p>0.20825693240752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6:.I9])" office:value-type="float" office:value="98.1075697211155" calcext:value-type="float">
            <text:p>98.1075697211155</text:p>
          </table:table-cell>
          <table:table-cell table:formula="of:=STDEV([.I6:.I9])" office:value-type="float" office:value="0.381445062851097" calcext:value-type="float">
            <text:p>0.381445062851097</text:p>
          </table:table-cell>
          <table:table-cell table:style-name="ce2" table:formula="of:=CONFIDENCE(0.05;[.E32];4)" office:value-type="float" office:value="0.373809292634384" calcext:value-type="float">
            <text:p>0.373809292634384</text:p>
          </table:table-cell>
          <table:table-cell table:formula="of:=AVERAGE([.H6:.H9])" office:value-type="float" office:value="1.90186735600728" calcext:value-type="float">
            <text:p>1.90186735600728</text:p>
          </table:table-cell>
          <table:table-cell table:formula="of:=STDEV([.H6:.H9])" office:value-type="float" office:value="0.149848735560197" calcext:value-type="float">
            <text:p>0.149848735560197</text:p>
          </table:table-cell>
          <table:table-cell table:style-name="ce2" table:formula="of:=CONFIDENCE(0.05;[.H32];4)" office:value-type="float" office:value="0.146849062413426" calcext:value-type="float">
            <text:p>0.146849062413426</text:p>
          </table:table-cell>
          <table:table-cell table:formula="of:=AVERAGE([.P6:.P9])" office:value-type="float" office:value="52.7397873301499" calcext:value-type="float">
            <text:p>52.7397873301499</text:p>
          </table:table-cell>
          <table:table-cell table:style-name="ce3" table:formula="of:=AVERAGE([.S6:.S9])" office:value-type="float" office:value="24642.6875" calcext:value-type="float">
            <text:p>24642.7</text:p>
          </table:table-cell>
          <table:table-cell table:formula="of:=AVERAGE([.Q6:.Q9])" office:value-type="float" office:value="0.219882926709343" calcext:value-type="float">
            <text:p>0.219882926709343</text:p>
          </table:table-cell>
          <table:table-cell table:style-name="ce2" table:formula="of:=CONFIDENCE(0.05;[.L32];5)" office:value-type="float" office:value="0.192732341548688" calcext:value-type="float">
            <text:p>0.1927323415486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0:.I13])" office:value-type="float" office:value="97.8083665338645" calcext:value-type="float">
            <text:p>97.8083665338645</text:p>
          </table:table-cell>
          <table:table-cell table:formula="of:=STDEV([.I10:.I13])" office:value-type="float" office:value="3.60365097134495" calcext:value-type="float">
            <text:p>3.60365097134495</text:p>
          </table:table-cell>
          <table:table-cell table:style-name="ce2" table:formula="of:=CONFIDENCE(0.05;[.E33];4)" office:value-type="float" office:value="3.53151305834444" calcext:value-type="float">
            <text:p>3.53151305834444</text:p>
          </table:table-cell>
          <table:table-cell table:formula="of:=AVERAGE([.H10:.H13])" office:value-type="float" office:value="2.36390579051912" calcext:value-type="float">
            <text:p>2.36390579051912</text:p>
          </table:table-cell>
          <table:table-cell table:formula="of:=STDEV([.H10:.H13])" office:value-type="float" office:value="0.334736172766712" calcext:value-type="float">
            <text:p>0.334736172766712</text:p>
          </table:table-cell>
          <table:table-cell table:style-name="ce2" table:formula="of:=CONFIDENCE(0.05;[.H33];4)" office:value-type="float" office:value="0.328035421472766" calcext:value-type="float">
            <text:p>0.328035421472766</text:p>
          </table:table-cell>
          <table:table-cell table:formula="of:=AVERAGE([.P10:.P13])" office:value-type="float" office:value="46.0035039451485" calcext:value-type="float">
            <text:p>46.0035039451485</text:p>
          </table:table-cell>
          <table:table-cell table:style-name="ce3" table:formula="of:=AVERAGE([.S10:.S13])" office:value-type="float" office:value="26532.5" calcext:value-type="float">
            <text:p>26532.5</text:p>
          </table:table-cell>
          <table:table-cell table:formula="of:=AVERAGE([.Q10:.Q13])" office:value-type="float" office:value="0.0835313823686228" calcext:value-type="float">
            <text:p>0.083531382368623</text:p>
          </table:table-cell>
          <table:table-cell table:style-name="ce2" table:formula="of:=CONFIDENCE(0.05;[.L33];5)" office:value-type="float" office:value="0.0732171394916191" calcext:value-type="float">
            <text:p>0.07321713949161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5:.I18])" office:value-type="float" office:value="95.5179282868526" calcext:value-type="float">
            <text:p>95.5179282868526</text:p>
          </table:table-cell>
          <table:table-cell table:formula="of:=STDEV([.I15:.I18])" office:value-type="float" office:value="1.23334499475479" calcext:value-type="float">
            <text:p>1.23334499475479</text:p>
          </table:table-cell>
          <table:table-cell table:style-name="ce2" table:formula="of:=CONFIDENCE(0.05;[.E34];4)" office:value-type="float" office:value="1.20865588511606" calcext:value-type="float">
            <text:p>1.20865588511606</text:p>
          </table:table-cell>
          <table:table-cell table:formula="of:=AVERAGE([.H15:.H18])" office:value-type="float" office:value="2.35458018287207" calcext:value-type="float">
            <text:p>2.35458018287207</text:p>
          </table:table-cell>
          <table:table-cell table:formula="of:=STDEV([.H15:.H18])" office:value-type="float" office:value="0.221472024586307" calcext:value-type="float">
            <text:p>0.221472024586307</text:p>
          </table:table-cell>
          <table:table-cell table:style-name="ce2" table:formula="of:=CONFIDENCE(0.05;[.H34];4)" office:value-type="float" office:value="0.217038595886166" calcext:value-type="float">
            <text:p>0.217038595886166</text:p>
          </table:table-cell>
          <table:table-cell table:formula="of:=AVERAGE([.P15:.P18])" office:value-type="float" office:value="48.0188268166501" calcext:value-type="float">
            <text:p>48.0188268166501</text:p>
          </table:table-cell>
          <table:table-cell table:style-name="ce3" table:formula="of:=AVERAGE([.S15:.S18])" office:value-type="float" office:value="27045.0625" calcext:value-type="float">
            <text:p>27045.1</text:p>
          </table:table-cell>
          <table:table-cell table:formula="of:=AVERAGE([.Q15:.Q18])" office:value-type="float" office:value="2.31492477255285" calcext:value-type="float">
            <text:p>2.31492477255285</text:p>
          </table:table-cell>
          <table:table-cell table:style-name="ce2" table:formula="of:=CONFIDENCE(0.05;[.L34];5)" office:value-type="float" office:value="2.02908374288168" calcext:value-type="float">
            <text:p>2.0290837428816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8.406374501992" calcext:value-type="float">
            <text:p>98.406374501992</text:p>
          </table:table-cell>
          <table:table-cell table:formula="of:=STDEV([.I19:.I22])" office:value-type="float" office:value="2.54065424564529" calcext:value-type="float">
            <text:p>2.54065424564529</text:p>
          </table:table-cell>
          <table:table-cell table:style-name="ce2" table:formula="of:=CONFIDENCE(0.05;[.E35];4)" office:value-type="float" office:value="2.48979540931677" calcext:value-type="float">
            <text:p>2.48979540931677</text:p>
          </table:table-cell>
          <table:table-cell table:formula="of:=AVERAGE([.H19:.H22])" office:value-type="float" office:value="2.05366864893368" calcext:value-type="float">
            <text:p>2.05366864893368</text:p>
          </table:table-cell>
          <table:table-cell table:formula="of:=STDEV([.H19:.H22])" office:value-type="float" office:value="1.30360402893963" calcext:value-type="float">
            <text:p>1.30360402893963</text:p>
          </table:table-cell>
          <table:table-cell table:style-name="ce2" table:formula="of:=CONFIDENCE(0.05;[.H35];4)" office:value-type="float" office:value="1.2775084734115" calcext:value-type="float">
            <text:p>1.2775084734115</text:p>
          </table:table-cell>
          <table:table-cell table:formula="of:=AVERAGE([.P19:.P22])" office:value-type="float" office:value="88.9017609258402" calcext:value-type="float">
            <text:p>88.9017609258402</text:p>
          </table:table-cell>
          <table:table-cell table:style-name="ce3" table:formula="of:=AVERAGE([.S19:.S22])" office:value-type="float" office:value="44859.5" calcext:value-type="float">
            <text:p>44859.5</text:p>
          </table:table-cell>
          <table:table-cell table:formula="of:=AVERAGE([.Q19:.Q22])" office:value-type="float" office:value="1.96833790130616" calcext:value-type="float">
            <text:p>1.96833790130616</text:p>
          </table:table-cell>
          <table:table-cell table:style-name="ce2" table:formula="of:=CONFIDENCE(0.05;[.L35];5)" office:value-type="float" office:value="1.72529253796605" calcext:value-type="float">
            <text:p>1.7252925379660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8:43:26.3488376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19-06-18T18:45:19.178712153</dc:date>
    <dc:creator>Wendley Silva</dc:creator>
    <meta:editing-duration>PT2M21S</meta:editing-duration>
    <meta:editing-cycles>2</meta:editing-cycles>
    <meta:document-statistic meta:table-count="1" meta:cell-count="563" meta:object-count="0"/>
  </office:meta>
</office:document-meta>
</file>